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Mangal1" svg:font-family="Mangal"/>
    <style:font-face style:name="arial" svg:font-family="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style:font-name="Times New Roman" fo:font-size="9.75pt" fo:font-style="normal"/>
    </style:style>
    <style:style style:name="P2" style:family="paragraph" style:parent-style-name="Standard">
      <style:text-properties fo:font-variant="normal" fo:text-transform="none" style:font-name="Times New Roman" fo:font-size="9.75pt" fo:font-style="normal" fo:background-color="transparent"/>
    </style:style>
    <style:style style:name="P3" style:family="paragraph" style:parent-style-name="Standard">
      <style:text-properties fo:font-variant="normal" fo:text-transform="none" style:font-name="Times New Roman" fo:font-size="14pt" fo:font-style="normal" style:font-size-asian="14pt" style:font-size-complex="14pt"/>
    </style:style>
    <style:style style:name="P4" style:family="paragraph" style:parent-style-name="Standard">
      <style:text-properties style:font-name="Times New Roman"/>
    </style:style>
    <style:style style:name="P5" style:family="paragraph" style:parent-style-name="Standard">
      <style:text-properties style:font-name="Times New Roman"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T1" style:family="text">
      <style:text-properties fo:background-color="transparent"/>
    </style:style>
    <style:style style:name="T2" style:family="text">
      <style:text-properties fo:font-size="10pt"/>
    </style:style>
    <style:style style:name="T3" style:family="text">
      <style:text-properties fo:font-variant="normal" fo:text-transform="none" style:font-name="arial" fo:font-size="9.75pt" fo:font-style="normal" fo:background-color="transparent"/>
    </style:style>
    <style:style style:name="T4" style:family="text">
      <style:text-properties fo:font-variant="normal" fo:text-transform="none" fo:font-size="9.75pt" fo:font-style="normal" fo:background-color="transparent"/>
    </style:style>
    <style:style style:name="T5" style:family="text">
      <style:text-properties fo:font-variant="normal" fo:text-transform="none" fo:font-style="normal" fo:background-color="transparent"/>
    </style:style>
    <style:style style:name="T6" style:family="text">
      <style:text-properties fo:font-variant="normal" fo:text-transform="none" style:font-name="Calibri" fo:font-style="normal" fo:background-color="transparent"/>
    </style:style>
    <style:style style:name="T7" style:family="text">
      <style:text-properties style:font-name="Times New Roman" fo:background-color="transparent"/>
    </style:style>
    <style:style style:name="T8" style:family="text">
      <style:text-properties style:font-name="Times New Roman" fo:font-size="14pt" fo:background-color="transparent" style:font-size-asian="14pt" style:font-size-complex="14pt"/>
    </style:style>
    <style:style style:name="T9" style:family="text">
      <style:text-properties style:font-name="Calibri"/>
    </style:style>
    <style:style style:name="T10" style:family="text">
      <style:text-properties style:font-name="Calibri" fo:font-weight="bold"/>
    </style:style>
    <style:style style:name="Sect1" style:family="section">
      <style:section-properties fo:background-color="transparent" fo:margin-left="0in" fo:margin-right="0in" style:editable="false">
        <style:columns fo:column-count="1" fo:column-gap="0in"/>
        <style:background-image/>
      </style:section-properties>
    </style:style>
    <style:style style:name="Sect2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5">Dance Notes: <text:s/></text:span><text:span text:style-name="T5">Prince William</text:span></text:p>
      <text:p text:style-name="P4"/>
      <text:p text:style-name="P2"/>
      <text:section text:style-name="Sect1" text:name="yui_3_7_2_1_1364145030541_110632">
        <text:p text:style-name="P1"><text:line-break/></text:p>
      </text:section>
      <text:section text:style-name="Sect2" text:name="yui_3_7_2_1_1364145030541_110637">
        <text:p text:style-name="P5">OY, FU, DF, HG, DF, WH, DF</text:p>
        <text:p text:style-name="P5"/>
        <text:section text:style-name="Sect2" text:name="yui_3_7_2_1_1364145030541_110746">
          <text:p text:style-name="P5"><text:bookmark text:name="yui_3_7_2_1_1364145030541_110751"/>Note WH as a figure!</text:p>
        </text:section>
        <text:section text:style-name="Sect2" text:name="yui_3_7_2_1_1364145030541_110743">
          <text:p text:style-name="P5"><text:bookmark text:name="yui_3_7_2_1_1364145030541_110742"/>DF:  SSl, SSr, 4-step in place (flick!), 4-step to cross set, passing Right shoulder, HR.  Repeat.  On final chorus, end all in.  Note:  Partners will do OSS in opposing directions.</text:p>
        </text:section>
        <text:p text:style-name="Standard"><text:line-break/></text:p>
      </text:section>
      <text:section text:style-name="Sect1" text:name="yui_3_7_2_1_1364145030541_110641">
        <text:p text:style-name="Standard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Mangal1" svg:font-family="Mangal"/>
    <style:font-face style:name="arial" svg:font-family="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7T17:19:09.71</meta:creation-date>
    <dc:date>2013-03-27T17:28:46.77</dc:date>
    <meta:editing-duration>PT9M36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1" meta:paragraph-count="6" meta:word-count="46" meta:character-count="257"/>
  </office:meta>
</office:document-meta>
</file>